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Store.restoreJobs( Publication publi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hedulerStore.createSnapshot( NamespaceHelper helper , Publication publication , JobWrapper [ ] job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dulerStore.getNamespaceHel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dulerStore.getJobElements( Publication publi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chedulerStore.restoreJob( NamespaceHelper helper , Element jobElement , Publication publi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chedulerStore.Scheduler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dulerStore.getSnapshot( Publication publication , JobWrapper [ ] jo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dulerStore.getNamespaceHelper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Store.writeSnapshot( Publication publication , JobWrapper [ ] job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hedulerStore.getJobsFile( Publication pub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